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ration:</text:p>
          </table:table-cell>
          <table:table-cell office:value-type="string" calcext:value-type="string">
            <text:p>x_k</text:p>
          </table:table-cell>
          <table:table-cell office:value-type="string" calcext:value-type="string">
            <text:p>\epsil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10599939339" calcext:value-type="float">
            <text:p>12.1110599939339</text:p>
          </table:table-cell>
          <table:table-cell office:value-type="float" office:value="0.999991743084416" calcext:value-type="float">
            <text:p>0.999991743084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9254045425263" calcext:value-type="float">
            <text:p>8.09254045425263</text:p>
          </table:table-cell>
          <table:table-cell office:value-type="float" office:value="0.496570831174469" calcext:value-type="float">
            <text:p>0.496570831174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1361087712689" calcext:value-type="float">
            <text:p>5.41361087712689</text:p>
          </table:table-cell>
          <table:table-cell office:value-type="float" office:value="0.494850782209803" calcext:value-type="float">
            <text:p>0.494850782209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2778285976004" calcext:value-type="float">
            <text:p>3.62778285976004</text:p>
          </table:table-cell>
          <table:table-cell office:value-type="float" office:value="0.492264307540438" calcext:value-type="float">
            <text:p>0.4922643075404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3741808799465" calcext:value-type="float">
            <text:p>2.43741808799465</text:p>
          </table:table-cell>
          <table:table-cell office:value-type="float" office:value="0.488371189837504" calcext:value-type="float">
            <text:p>0.488371189837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4412174520381" calcext:value-type="float">
            <text:p>1.64412174520381</text:p>
          </table:table-cell>
          <table:table-cell office:value-type="float" office:value="0.482504622972731" calcext:value-type="float">
            <text:p>0.482504622972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567626862556" calcext:value-type="float">
            <text:p>1.11567626862556</text:p>
          </table:table-cell>
          <table:table-cell office:value-type="float" office:value="0.473654850819105" calcext:value-type="float">
            <text:p>0.473654850819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4004170068376" calcext:value-type="float">
            <text:p>0.764004170068376</text:p>
          </table:table-cell>
          <table:table-cell office:value-type="float" office:value="0.460301281504405" calcext:value-type="float">
            <text:p>0.460301281504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0486635106756" calcext:value-type="float">
            <text:p>0.530486635106756</text:p>
          </table:table-cell>
          <table:table-cell office:value-type="float" office:value="0.4401949446184" calcext:value-type="float">
            <text:p>0.4401949446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6190426783818" calcext:value-type="float">
            <text:p>0.376190426783818</text:p>
          </table:table-cell>
          <table:table-cell office:value-type="float" office:value="0.410154531687765" calcext:value-type="float">
            <text:p>0.410154531687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5373819319325" calcext:value-type="float">
            <text:p>0.275373819319325</text:p>
          </table:table-cell>
          <table:table-cell office:value-type="float" office:value="0.366108178742967" calcext:value-type="float">
            <text:p>0.3661081787429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1187744354396" calcext:value-type="float">
            <text:p>0.211187744354396</text:p>
          </table:table-cell>
          <table:table-cell office:value-type="float" office:value="0.303928976376667" calcext:value-type="float">
            <text:p>0.30392897637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72826641969727" calcext:value-type="float">
            <text:p>0.172826641969727</text:p>
          </table:table-cell>
          <table:table-cell office:value-type="float" office:value="0.221962898471344" calcext:value-type="float">
            <text:p>0.221962898471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3391893645413" calcext:value-type="float">
            <text:p>0.153391893645413</text:p>
          </table:table-cell>
          <table:table-cell office:value-type="float" office:value="0.126699970007799" calcext:value-type="float">
            <text:p>0.1266999700077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7073149341482" calcext:value-type="float">
            <text:p>0.147073149341482</text:p>
          </table:table-cell>
          <table:table-cell office:value-type="float" office:value="0.0429632759767717" calcext:value-type="float">
            <text:p>0.042963275976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6368082588206" calcext:value-type="float">
            <text:p>0.146368082588206</text:p>
          </table:table-cell>
          <table:table-cell office:value-type="float" office:value="0.004817079931691" calcext:value-type="float">
            <text:p>0.0048170799316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6359505957651" calcext:value-type="float">
            <text:p>0.146359505957651</text:p>
          </table:table-cell>
          <table:table-cell table:style-name="ce1" office:value-type="float" office:value="0.0000585997506563229" calcext:value-type="float">
            <text:p>5.86E-0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teration:</text:p>
          </table:table-cell>
          <table:table-cell office:value-type="string" calcext:value-type="string">
            <text:p>x_k</text:p>
          </table:table-cell>
          <table:table-cell office:value-type="string" calcext:value-type="string">
            <text:p>\epsil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49999999833333" calcext:value-type="float">
            <text:p>0.000149999999833</text:p>
          </table:table-cell>
          <table:table-cell office:value-type="float" office:value="0.333333332592593" calcext:value-type="float">
            <text:p>0.333333332592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249999991875" calcext:value-type="float">
            <text:p>0.000224999999188</text:p>
          </table:table-cell>
          <table:table-cell office:value-type="float" office:value="0.333333331666667" calcext:value-type="float">
            <text:p>0.33333333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37499996882812" calcext:value-type="float">
            <text:p>0.000337499996883</text:p>
          </table:table-cell>
          <table:table-cell office:value-type="float" office:value="0.333333329583333" calcext:value-type="float">
            <text:p>0.33333332958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0624998891699" calcext:value-type="float">
            <text:p>0.000506249988917</text:p>
          </table:table-cell>
          <table:table-cell office:value-type="float" office:value="0.333333324895831" calcext:value-type="float">
            <text:p>0.333333324895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759374961751084" calcext:value-type="float">
            <text:p>0.000759374961751</text:p>
          </table:table-cell>
          <table:table-cell office:value-type="float" office:value="0.333333314348947" calcext:value-type="float">
            <text:p>0.333333314348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13906236964422" calcext:value-type="float">
            <text:p>0.001139062369644</text:p>
          </table:table-cell>
          <table:table-cell office:value-type="float" office:value="0.333333290618432" calcext:value-type="float">
            <text:p>0.333333290618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70859330815034" calcext:value-type="float">
            <text:p>0.00170859330815</text:p>
          </table:table-cell>
          <table:table-cell office:value-type="float" office:value="0.333333237224644" calcext:value-type="float">
            <text:p>0.3333332372246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56288913090614" calcext:value-type="float">
            <text:p>0.002562889130906</text:p>
          </table:table-cell>
          <table:table-cell office:value-type="float" office:value="0.333333117087963" calcext:value-type="float">
            <text:p>0.333333117087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4433089063452" calcext:value-type="float">
            <text:p>0.003844330890635</text:p>
          </table:table-cell>
          <table:table-cell office:value-type="float" office:value="0.333332846777108" calcext:value-type="float">
            <text:p>0.333332846777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7664868664651" calcext:value-type="float">
            <text:p>0.005766486866465</text:p>
          </table:table-cell>
          <table:table-cell office:value-type="float" office:value="0.333332238560854" calcext:value-type="float">
            <text:p>0.3333322385608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864969833892056" calcext:value-type="float">
            <text:p>0.008649698338921</text:p>
          </table:table-cell>
          <table:table-cell office:value-type="float" office:value="0.333330869989077" calcext:value-type="float">
            <text:p>0.333330869989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744396311935" calcext:value-type="float">
            <text:p>0.012974439631194</text:p>
          </table:table-cell>
          <table:table-cell office:value-type="float" office:value="0.333327790271208" calcext:value-type="float">
            <text:p>0.3333277902712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461295288647" calcext:value-type="float">
            <text:p>0.019461295288647</text:p>
          </table:table-cell>
          <table:table-cell office:value-type="float" office:value="0.333320858721965" calcext:value-type="float">
            <text:p>0.3333208587219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91907133475957" calcext:value-type="float">
            <text:p>0.029190713347596</text:p>
          </table:table-cell>
          <table:table-cell office:value-type="float" office:value="0.333305251676902" calcext:value-type="float">
            <text:p>0.3333052516769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37819159806397" calcext:value-type="float">
            <text:p>0.04378191598064</text:p>
          </table:table-cell>
          <table:table-cell office:value-type="float" office:value="0.333270079808662" calcext:value-type="float">
            <text:p>0.3332700798086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56588222462468" calcext:value-type="float">
            <text:p>0.065658822246247</text:p>
          </table:table-cell>
          <table:table-cell office:value-type="float" office:value="0.333190659186057" calcext:value-type="float">
            <text:p>0.3331906591860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84405667212735" calcext:value-type="float">
            <text:p>0.098440566721274</text:p>
          </table:table-cell>
          <table:table-cell office:value-type="float" office:value="0.333010521646483" calcext:value-type="float">
            <text:p>0.3330105216464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498131597946" calcext:value-type="float">
            <text:p>0.147498131597946</text:p>
          </table:table-cell>
          <table:table-cell office:value-type="float" office:value="0.332597873242183" calcext:value-type="float">
            <text:p>0.332597873242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0683936420136" calcext:value-type="float">
            <text:p>0.220683936420136</text:p>
          </table:table-cell>
          <table:table-cell office:value-type="float" office:value="0.33163177170657" calcext:value-type="float">
            <text:p>0.331631771706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9016592031842" calcext:value-type="float">
            <text:p>0.329016592031842</text:p>
          </table:table-cell>
          <table:table-cell office:value-type="float" office:value="0.329261983241325" calcext:value-type="float">
            <text:p>0.3292619832413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85904191232183" calcext:value-type="float">
            <text:p>0.485904191232183</text:p>
          </table:table-cell>
          <table:table-cell office:value-type="float" office:value="0.322877641377197" calcext:value-type="float">
            <text:p>0.3228776413771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96765770952346" calcext:value-type="float">
            <text:p>0.696765770952346</text:p>
          </table:table-cell>
          <table:table-cell office:value-type="float" office:value="0.302629073514841" calcext:value-type="float">
            <text:p>0.3026290735148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01552858583132" calcext:value-type="float">
            <text:p>0.901552858583132</text:p>
          </table:table-cell>
          <table:table-cell office:value-type="float" office:value="0.227149285459121" calcext:value-type="float">
            <text:p>0.2271492854591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48720416981045" calcext:value-type="float">
            <text:p>0.948720416981045</text:p>
          </table:table-cell>
          <table:table-cell office:value-type="float" office:value="0.0497170268012215" calcext:value-type="float">
            <text:p>0.049717026801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47747874126513" calcext:value-type="float">
            <text:p>0.947747874126513</text:p>
          </table:table-cell>
          <table:table-cell office:value-type="float" office:value="0.00102616200055115" calcext:value-type="float">
            <text:p>0.0010261620005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47747133517416" calcext:value-type="float">
            <text:p>0.947747133517416</text:p>
          </table:table-cell>
          <table:table-cell table:style-name="ce1" office:value-type="float" office:value="0.000000781441664254701" calcext:value-type="float">
            <text:p>7.81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5:16:44.670416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4:57:03.818672151</meta:creation-date>
    <dc:date>2021-02-08T15:19:50.557744673</dc:date>
    <meta:editing-duration>PT6M53S</meta:editing-duration>
    <meta:editing-cycles>2</meta:editing-cycles>
    <meta:generator>LibreOffice/6.4.6.2$Linux_X86_64 LibreOffice_project/40$Build-2</meta:generator>
    <meta:document-statistic meta:table-count="1" meta:cell-count="141" meta:object-count="0"/>
  </office:meta>
</office:document-meta>
</file>